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29.56mm"/>
    </style:style>
    <style:style style:name="co4" style:family="table-column">
      <style:table-column-properties fo:break-before="auto" style:column-width="39.09mm"/>
    </style:style>
    <style:style style:name="co5" style:family="table-column">
      <style:table-column-properties fo:break-before="auto" style:column-width="39.49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06mm" fo:break-before="auto" style:use-optimal-row-height="true"/>
    </style:style>
    <style:style style:name="ro3" style:family="table-row">
      <style:table-row-properties style:row-height="20.11mm" fo:break-before="auto" style:use-optimal-row-height="true"/>
    </style:style>
    <style:style style:name="ro4" style:family="table-row">
      <style:table-row-properties style:row-height="8.27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35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st Procedur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Actual Outcome</text:p>
          </table:table-cell>
          <table:table-cell office:value-type="string" calcext:value-type="string">
            <text:p>Pass / Fail</text:p>
          </table:table-cell>
        </table:table-row>
        <table:table-row table:style-name="ro2">
          <table:table-cell office:value-type="string" calcext:value-type="string">
            <text:p>S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</text:p>
          </table:table-cell>
          <table:table-cell office:value-type="string" calcext:value-type="string">
            <text:p>-m stego -c ./large_rgb_wallpaper.png -d small_rgb_logo.png</text:p>
          </table:table-cell>
          <table:table-cell table:number-columns-repeated="2" office:value-type="string" calcext:value-type="string">
            <text:p>Image is parsed into the carrier with no issues and no encryption. Output file is default named to the carri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 with encryption</text:p>
          </table:table-cell>
          <table:table-cell office:value-type="string" calcext:value-type="string">
            <text:p>-m stego -c ./large_rgb_wallpaper.png -d small_rgb_logo.png -e 30</text:p>
          </table:table-cell>
          <table:table-cell table:number-columns-repeated="2" office:value-type="string" calcext:value-type="string">
            <text:p>Image is parsed into the carrier with no issues and with encryption. Output file is default named to the carri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 specifying output file name</text:p>
          </table:table-cell>
          <table:table-cell office:value-type="string" calcext:value-type="string">
            <text:p>-m stego -c ./large_rgb_wallpaper.png -d small_rgb_logo.png -o stego.png</text:p>
          </table:table-cell>
          <table:table-cell table:number-columns-repeated="2" office:value-type="string" calcext:value-type="string">
            <text:p>Image is parsed into the carrier with no issues and no encryption. Output file is named as the paramet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-4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into a PNG carrier with encryption and specifying output file name</text:p>
          </table:table-cell>
          <table:table-cell office:value-type="string" calcext:value-type="string">
            <text:p>-m stego -c ./large_rgb_wallpaper.png -d small_rgb_logo.png -e 30 -o stego.png</text:p>
          </table:table-cell>
          <table:table-cell table:number-columns-repeated="2" office:value-type="string" calcext:value-type="string">
            <text:p>Image is parsed into the carrier with no issues and with encryption. Output file is default named as the parameter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US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out of a PNG carrier</text:p>
          </table:table-cell>
          <table:table-cell office:value-type="string" calcext:value-type="string">
            <text:p>-m unstego -c ./large_rgb_wallpaper.png</text:p>
          </table:table-cell>
          <table:table-cell table:number-columns-repeated="2" office:value-type="string" calcext:value-type="string">
            <text:p>Image is parsed out of the carrier with no issues and no encryption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US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out of a PNG carrier with encryption</text:p>
          </table:table-cell>
          <table:table-cell office:value-type="string" calcext:value-type="string">
            <text:p>-m unstego -c ./large_rgb_wallpaper.png -e 30</text:p>
          </table:table-cell>
          <table:table-cell table:number-columns-repeated="2" office:value-type="string" calcext:value-type="string">
            <text:p>Image is parsed out of the carrier with no issues and with encryption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US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PNG data image out of a PNG carrier with encryption using incorred offset</text:p>
          </table:table-cell>
          <table:table-cell office:value-type="string" calcext:value-type="string">
            <text:p>-m unstego -c ./larg_rgb_wallpaper.png -e 15</text:p>
          </table:table-cell>
          <table:table-cell table:number-columns-repeated="2" office:value-type="string" calcext:value-type="string">
            <text:p>Image is parsed out of the carrier is off colored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G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Execute program with no parameters</text:p>
          </table:table-cell>
          <table:table-cell/>
          <table:table-cell table:number-columns-repeated="2" office:value-type="string" calcext:value-type="string">
            <text:p>Help information is presente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G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Execute program with help flag</text:p>
          </table:table-cell>
          <table:table-cell office:value-type="string" calcext:value-type="string">
            <text:p>--HELP</text:p>
          </table:table-cell>
          <table:table-cell table:number-columns-repeated="2" office:value-type="string" calcext:value-type="string">
            <text:p>Help information is presente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G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Execute program with carrier that is too small for data image</text:p>
          </table:table-cell>
          <table:table-cell office:value-type="string" calcext:value-type="string">
            <text:p>-m stego -d ./imgs/large_rgb_wallpaper.png -c ./imgs/small_rgb_logo.png</text:p>
          </table:table-cell>
          <table:table-cell table:number-columns-repeated="2" office:value-type="string" calcext:value-type="string">
            <text:p>Error is presented to user of size conflict and the program terminates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B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into a BMP carrier</text:p>
          </table:table-cell>
          <table:table-cell office:value-type="string" calcext:value-type="string">
            <text:p>-m stego -c ../imags/mountain_train_medium.bmp -d ../imgs/lena.bmp</text:p>
          </table:table-cell>
          <table:table-cell table:number-columns-repeated="2" office:value-type="string" calcext:value-type="string">
            <text:p>Image is parsed into the carrier with no issues and no encryption. Output file is default named to the carrier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SB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into a BMP carrier with encryption</text:p>
          </table:table-cell>
          <table:table-cell office:value-type="string" calcext:value-type="string">
            <text:p>-m stego -c ../imags/mountain_train_medium.bmp -d ../imgs/lena.bmp -e 30</text:p>
          </table:table-cell>
          <table:table-cell table:number-columns-repeated="2" office:value-type="string" calcext:value-type="string">
            <text:p>Image is parsed into the carrier with no issues and with encryption. Output file is default named to the carrier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SB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into a BMP carrier specifying output file name</text:p>
          </table:table-cell>
          <table:table-cell office:value-type="string" calcext:value-type="string">
            <text:p>-m stego -c ../imags/mountain_train_medium.bmp -d ../imgs/lena.bmp -o stego.bmp</text:p>
          </table:table-cell>
          <table:table-cell table:number-columns-repeated="2" office:value-type="string" calcext:value-type="string">
            <text:p>Image is parsed into the carrier with no issues and no encryption. Output file is named as the parameter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SB-4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into a BMP carrier with encryption and specifying output file name</text:p>
          </table:table-cell>
          <table:table-cell office:value-type="string" calcext:value-type="string">
            <text:p>-m stego -c ../imags/mountain_train_medium.bmp -d ../imgs/lena.bmp -o stego.bmp -e 30</text:p>
          </table:table-cell>
          <table:table-cell table:number-columns-repeated="2" office:value-type="string" calcext:value-type="string">
            <text:p>Image is parsed into the carrier with no issues and with encryption. Output file is default named as the parameter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USB-1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out of a BMP carrier</text:p>
          </table:table-cell>
          <table:table-cell office:value-type="string" calcext:value-type="string">
            <text:p>-m unstego -c ./mountain_train_medium.png</text:p>
          </table:table-cell>
          <table:table-cell table:number-columns-repeated="2" office:value-type="string" calcext:value-type="string">
            <text:p>Image is parsed out of the carrier with no issues and no encryption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USB-2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out of a BMP carrier with encryption</text:p>
          </table:table-cell>
          <table:table-cell office:value-type="string" calcext:value-type="string">
            <text:p>-m unstego -c ./mountain_train_medium.png -e 30</text:p>
          </table:table-cell>
          <table:table-cell table:number-columns-repeated="2" office:value-type="string" calcext:value-type="string">
            <text:p>Image is parsed out of the carrier with no issues and with encryption. Output file is named to the original image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USB-3</text:p>
          </table:table-cell>
          <table:table-cell office:value-type="string" calcext:value-type="string">
            <text:p>stego</text:p>
          </table:table-cell>
          <table:table-cell office:value-type="string" calcext:value-type="string">
            <text:p>Parse a BMP data image out of a BMP carrier with encryption using incorred offset</text:p>
          </table:table-cell>
          <table:table-cell office:value-type="string" calcext:value-type="string">
            <text:p>-m unstego -c ./mountain_train_medium.png -e 15</text:p>
          </table:table-cell>
          <table:table-cell office:value-type="string" calcext:value-type="string">
            <text:p>Image is parsed out of the carrier is off colored. Output file is named to the original image</text:p>
          </table:table-cell>
          <table:table-cell office:value-type="string" calcext:value-type="string">
            <text:p>Image is parsed out of the carrier is looks identical due to black and white image. Can't properly tell if off worked. Output file is named to the original image</text:p>
          </table:table-cell>
          <table:table-cell office:value-type="string" calcext:value-type="string">
            <text:p>ACCEPTED</text:p>
          </table:table-cell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00-00-00</text:date>, <text:time style:data-style-name="N2" text:time-value="20:17:58.922104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9-29T18:30:31.498164674</meta:creation-date>
    <meta:generator>LibreOffice/5.1.5.2$Linux_X86_64 LibreOffice_project/10$Build-2</meta:generator>
    <dc:date>2016-09-30T20:20:39.402427527</dc:date>
    <dc:creator>Ben Soer</dc:creator>
    <meta:editing-duration>PT2H23M34S</meta:editing-duration>
    <meta:editing-cycles>18</meta:editing-cycles>
    <meta:document-statistic meta:table-count="1" meta:cell-count="125" meta:object-count="0"/>
  </office:meta>
</office:document-meta>
</file>